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ubtitle">
      <style:text-properties officeooo:rsid="0006c0e3" officeooo:paragraph-rsid="0006c0e3"/>
    </style:style>
    <style:style style:name="P2" style:family="paragraph" style:parent-style-name="Heading_20_2">
      <style:text-properties officeooo:rsid="00071ff0" officeooo:paragraph-rsid="00071ff0"/>
    </style:style>
    <style:style style:name="P3" style:family="paragraph" style:parent-style-name="Title">
      <style:text-properties officeooo:rsid="0006c0e3" officeooo:paragraph-rsid="0006c0e3"/>
    </style:style>
    <style:style style:name="P4" style:family="paragraph" style:parent-style-name="Text_20_body">
      <style:text-properties officeooo:rsid="00090302" officeooo:paragraph-rsid="00090302"/>
    </style:style>
    <style:style style:name="P5" style:family="paragraph" style:parent-style-name="Text_20_body">
      <style:text-properties officeooo:rsid="000a4834" officeooo:paragraph-rsid="000a4834"/>
    </style:style>
    <style:style style:name="P6" style:family="paragraph" style:parent-style-name="Text_20_body">
      <style:text-properties officeooo:rsid="000ca314" officeooo:paragraph-rsid="000ca314"/>
    </style:style>
    <style:style style:name="P7" style:family="paragraph" style:parent-style-name="Heading_20_3">
      <style:text-properties officeooo:rsid="0006c0e3" officeooo:paragraph-rsid="0006c0e3"/>
    </style:style>
    <style:style style:name="T1" style:family="text">
      <style:text-properties officeooo:rsid="00079e55"/>
    </style:style>
    <style:style style:name="T2" style:family="text">
      <style:text-properties officeooo:rsid="000e07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tivité : Code correcteur</text:p>
      <text:p text:style-name="P1">C’est de l’informatique parce que…</text:p>
      <text:h text:style-name="P2" text:outline-level="2">Objets de l’informatique</text:h>
      <text:h text:style-name="P7" text:outline-level="3">Algorithme (.)</text:h>
      <text:h text:style-name="Heading_20_3" text:outline-level="3"><text:bookmark text:name="user-content-machine-"/>Machine (.)</text:h>
      <text:h text:style-name="Heading_20_3" text:outline-level="3"><text:bookmark text:name="user-content-langage-"/>Langage (.)</text:h>
      <text:h text:style-name="Heading_20_3" text:outline-level="3"><text:bookmark text:name="user-content-information"/>Information(*)</text:h>
      <text:p text:style-name="P6">Quand nous envoyons des messages dans des réseaux <text:span text:style-name="T2">(comme par exemple lorsque nous communiquons sur internet, ou le wifi à la maison)</text:span>, nous pouvons en perdre des portions. Nous pouvons aussi être confronté à un individu malveillant qui va modifier les informations. </text:p>
      <text:p text:style-name="P6">Lorsque l’une de ces situations advient, nous pouvons ressentir le besoin de vérifier que tout est parvenu en bon état jusqu’à nous. Pour cela, nous pouvons utiliser les codes correcteurs et notamment les bits de vérification. </text:p>
      <text:p text:style-name="P6">Cette activité a pour but de faire comprendre comment fonctionne les bits correcteurs. </text:p>
      <text:p text:style-name="P6">Nous pouvons donc mettre en évidence des cas où nous savons détecter les erreurs (c’est l’activité que nous allons faire) mais nous pouvons aussi faire comprendre que certaines situations ne sont pas solvables par cette méthode (par exemple lorsqu’il y a plusieurs erreurs qui se glissent dans le carré). </text:p>
      <text:h text:style-name="Heading_20_2" text:outline-level="2"><text:bookmark text:name="user-content-compétences-informatique"/>Compétences informatique</text:h>
      <text:h text:style-name="Heading_20_3" text:outline-level="3"><text:bookmark text:name="user-content-pensée-algorithmique-"/>Pensée algorithmique (.)</text:h>
      <text:h text:style-name="Heading_20_3" text:outline-level="3"><text:bookmark text:name="user-content-abstractionmodélisation-"/>Abstraction/Modélisation (-)</text:h>
      <text:p text:style-name="P4">C’est une activité dans laquelle nous modélisons ce qui se passe dans un ordinateur. Nous pouvons comprendre ainsi comment vérifier, dans certains cas, qu’il n’y a pas eu de corruption dans nos données.</text:p>
      <text:h text:style-name="Heading_20_3" text:outline-level="3"><text:bookmark text:name="user-content-generalisation-et-motifs----"/>G<text:span text:style-name="T1">é</text:span>n<text:span text:style-name="T1">é</text:span>ralisation et motifs (*)</text:h>
      <text:p text:style-name="P5">Nous pouvons généraliser la méthode en changeant la taille du carré qu’ils composent, ou en changeant la convention (nous pouvons en effet décider si nous voulons un nombre pair ou un nombre impair de chaque couleur par ligne et par colonne).</text:p>
      <text:h text:style-name="Heading_20_3" text:outline-level="3"><text:bookmark text:name="user-content-logique-"/><text:soft-page-break/>Logique (.)</text:h>
      <text:h text:style-name="Heading_20_3" text:outline-level="3"><text:bookmark text:name="user-content-évaluation-"/>Évaluation (*)</text:h>
      <text:p text:style-name="P5">Nous pouvons vérifier que l’activité fonctionne lorsque les élèves sont capables de reproduire le «tour de magie» qu’ils ont vu au début de la séance. </text:p>
      <text:p text:style-name="P5">Ils doivent aussi pouvoir se rendre compte lorsqu’il y a une erreur dans le placement des bits de vérification.</text:p>
      <text:h text:style-name="Heading_20_3" text:outline-level="3"><text:bookmark text:name="user-content-décomposition-"/>Décomposition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KaitiM GB" style:font-family-asian="'AR PL KaitiM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09:47:16.416925227</meta:creation-date>
    <dc:date>2020-03-02T10:55:03.400626698</dc:date>
    <meta:editing-duration>PT37M48S</meta:editing-duration>
    <meta:editing-cycles>6</meta:editing-cycles>
    <meta:generator>LibreOffice/6.1.5.2$Linux_X86_64 LibreOffice_project/10$Build-2</meta:generator>
    <meta:document-statistic meta:table-count="0" meta:image-count="0" meta:object-count="0" meta:page-count="2" meta:paragraph-count="22" meta:word-count="294" meta:character-count="1870" meta:non-whitespace-character-count="1593"/>
  </office:meta>
</office:document-meta>
</file>